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paragraph-properties fo:margin-top="0cm" fo:margin-bottom="0cm" style:contextual-spacing="false"/>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9"/>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text-properties officeooo:paragraph-rsid="0016b96a"/>
    </style:style>
    <style:style style:name="P16" style:family="paragraph" style:parent-style-name="Text_20_body" style:list-style-name="L10">
      <style:text-properties officeooo:paragraph-rsid="0016b96a"/>
    </style:style>
    <style:style style:name="P17" style:family="paragraph" style:parent-style-name="Text_20_body" style:list-style-name="L10"/>
    <style:style style:name="P18" style:family="paragraph" style:parent-style-name="Text_20_body" style:list-style-name="L11">
      <style:paragraph-properties fo:margin-top="0cm" fo:margin-bottom="0cm" style:contextual-spacing="false"/>
    </style:style>
    <style:style style:name="P19" style:family="paragraph" style:parent-style-name="Text_20_body" style:list-style-name="L11">
      <style:text-properties officeooo:paragraph-rsid="0016b96a"/>
    </style:style>
    <style:style style:name="P20" style:family="paragraph" style:parent-style-name="Text_20_body" style:list-style-name="L12">
      <style:paragraph-properties fo:margin-top="0cm" fo:margin-bottom="0cm" style:contextual-spacing="false"/>
    </style:style>
    <style:style style:name="P21" style:family="paragraph" style:parent-style-name="Text_20_body" style:list-style-name="L12">
      <style:paragraph-properties fo:margin-top="0cm" fo:margin-bottom="0cm" style:contextual-spacing="false"/>
      <style:text-properties officeooo:paragraph-rsid="0016b96a"/>
    </style:style>
    <style:style style:name="P22" style:family="paragraph" style:parent-style-name="Text_20_body" style:list-style-name="L13"/>
    <style:style style:name="P23" style:family="paragraph" style:parent-style-name="Text_20_body" style:list-style-name="L14">
      <style:paragraph-properties fo:margin-top="0cm" fo:margin-bottom="0cm" style:contextual-spacing="false"/>
    </style:style>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paragraph-properties fo:margin-top="0cm" fo:margin-bottom="0cm" style:contextual-spacing="false"/>
    </style:style>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paragraph-properties fo:margin-top="0cm" fo:margin-bottom="0cm" style:contextual-spacing="false"/>
    </style:style>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paragraph-properties fo:margin-top="0cm" fo:margin-bottom="0cm" style:contextual-spacing="false"/>
    </style:style>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paragraph-properties fo:margin-top="0cm" fo:margin-bottom="0cm" style:contextual-spacing="false"/>
    </style:style>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paragraph-properties fo:margin-top="0cm" fo:margin-bottom="0cm" style:contextual-spacing="false"/>
    </style:style>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paragraph-properties fo:margin-top="0cm" fo:margin-bottom="0cm" style:contextual-spacing="false"/>
    </style:style>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paragraph-properties fo:margin-top="0cm" fo:margin-bottom="0cm" style:contextual-spacing="false"/>
    </style:style>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paragraph-properties fo:margin-top="0cm" fo:margin-bottom="0cm" style:contextual-spacing="false"/>
    </style:style>
    <style:style style:name="P48" style:family="paragraph" style:parent-style-name="Text_20_body" style:list-style-name="L30"/>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text:start-value="1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text:start-value="1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text:start-value="1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text:start-value="1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text:start-value="2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Merkezi VTYS'lerden dağıtık VTYS'lere evrimi açıklayınız.</text:span></text:p>
      <text:list text:style-name="L1">
        <text:list-item>
          <text:p text:style-name="P1">Merkezi VTYS (Veri Tabanı Yönetim Sistemi), verilerin tek bir sunucuda bulunduğu sistemlerdir. Ancak, internetin yaygınlaşması, büyük veri ihtiyacı ve performans talepleri nedeniyle dağıtık VTYS'ler gelişmiştir. Dağıtık sistemler, verileri birden fazla sunucuya bölerek erişim hızını artırır ve yükü dağıtır.</text:p>
        </text:list-item>
      </text:list>
      <text:list text:style-name="L2">
        <text:list-item>
          <text:p text:style-name="P2"><text:span text:style-name="Strong_20_Emphasis">DDBMS'nin (Dağıtık Veri Tabanı Yönetim Sistemi) evrimini etkileyen bazı faktörleri listeleyiniz ve tartışınız.</text:span></text:p>
        </text:list-item>
      </text:list>
      <text:list text:style-name="L3">
        <text:list-item>
          <text:p text:style-name="P3"><text:span text:style-name="Strong_20_Emphasis">Büyük Veri ve Artan İşlem Yükü</text:span>: İşletmelerin artan veri ihtiyacı merkezi sistemleri yetersiz hale getirdi.</text:p>
        </text:list-item>
        <text:list-item>
          <text:p text:style-name="P3"><text:span text:style-name="Strong_20_Emphasis">Ağ Teknolojilerindeki Gelişmeler</text:span>: Gelişmiş internet altyapısı, uzak sunucular arasında hızlı veri transferini sağladı.</text:p>
        </text:list-item>
        <text:list-item>
          <text:p text:style-name="P4"><text:span text:style-name="Strong_20_Emphasis">Yüksek Erişilebilirlik ve Hata Toleransı</text:span>: Dağıtık sistemler, tek bir sunucunun çökmesi durumunda veri kaybını önleyebilir.</text:p>
        </text:list-item>
      </text:list>
      <text:list text:style-name="L4">
        <text:list-item>
          <text:p text:style-name="P5"><text:span text:style-name="Strong_20_Emphasis">DDBMS'nin avantajları nelerdir?</text:span></text:p>
        </text:list-item>
      </text:list>
      <text:list text:style-name="L5">
        <text:list-item>
          <text:p text:style-name="P6"><text:span text:style-name="Strong_20_Emphasis">Ölçeklenebilirlik</text:span>: Sistem, yeni düğümler eklenerek büyütülebilir.</text:p>
        </text:list-item>
        <text:list-item>
          <text:p text:style-name="P6"><text:span text:style-name="Strong_20_Emphasis">Arıza Toleransı</text:span>: Bir düğüm çöktüğünde sistem çalışmaya devam eder.</text:p>
        </text:list-item>
        <text:list-item>
          <text:p text:style-name="P7"><text:span text:style-name="Strong_20_Emphasis">Daha Hızlı İşlem</text:span>: Verilerin farklı sunucularda olması sorgu sürelerini kısaltabilir.</text:p>
        </text:list-item>
      </text:list>
      <text:list text:style-name="L6">
        <text:list-item>
          <text:p text:style-name="P8"><text:span text:style-name="Strong_20_Emphasis">DDBMS'nin dezavantajları nelerdir?</text:span></text:p>
        </text:list-item>
      </text:list>
      <text:list text:style-name="L7">
        <text:list-item>
          <text:p text:style-name="P9"><text:span text:style-name="Strong_20_Emphasis">Karmaşıklık</text:span>: Merkezi bir sistemden daha zor yönetilir.</text:p>
        </text:list-item>
        <text:list-item>
          <text:p text:style-name="P9"><text:span text:style-name="Strong_20_Emphasis">Veri Tutarsızlığı</text:span>: Aynı veri birden fazla düğümde olabileceğinden senkronizasyon sorunu olabilir.</text:p>
        </text:list-item>
        <text:list-item>
          <text:p text:style-name="P10"><text:span text:style-name="Strong_20_Emphasis">Yüksek Maliyet</text:span>: Ekstra donanım ve yazılım gereksinimleri olabilir.</text:p>
        </text:list-item>
      </text:list>
      <text:list text:style-name="L8">
        <text:list-item>
          <text:p text:style-name="P11"><text:span text:style-name="Strong_20_Emphasis">Dağıtık veritabanı ve dağıtık işleme arasındaki farkı açıklayınız.</text:span></text:p>
        </text:list-item>
      </text:list>
      <text:list text:style-name="L9">
        <text:list-item>
          <text:p text:style-name="P12"><text:span text:style-name="Strong_20_Emphasis">Dağıtık Veritabanı</text:span>: Verinin farklı fiziksel konumlara bölünerek saklandığı sistemdir.</text:p>
        </text:list-item>
        <text:list-item>
          <text:p text:style-name="P13"><text:span text:style-name="Strong_20_Emphasis">Dağıtık İşleme</text:span>: Veriyi işleyen sistemlerin de birden fazla makineye yayılmış olmasıdır. Yani sadece veri değil, işlemler de dağıtılmış olabilir.</text:p>
        </text:list-item>
      </text:list>
      <text:p text:style-name="Text_20_body"><text:span text:style-name="Strong_20_Emphasis"><text:s text:c="10"/>DDBMS'nin temel özelliklerini listeleyiniz ve açıklayınız.</text:span></text:p>
      <text:list text:style-name="L10">
        <text:list-item>
          <text:list>
            <text:list-item>
              <text:p text:style-name="P14"><text:span text:style-name="Strong_20_Emphasis">Şeffaflık</text:span>: Kullanıcılar, verinin nerede saklandığını bilmeden erişebilir.</text:p>
            </text:list-item>
            <text:list-item>
              <text:p text:style-name="P14"><text:span text:style-name="Strong_20_Emphasis">Çoğaltma</text:span>: Veriler birden fazla düğümde saklanarak yedeklilik sağlanır.</text:p>
            </text:list-item>
            <text:list-item>
              <text:p text:style-name="P14"><text:span text:style-name="Strong_20_Emphasis">Eşzamanlılık Kontrolü</text:span>: Birden fazla kullanıcının aynı anda veri üzerinde işlem yapmasını güvenli hale getirir.</text:p>
            </text:list-item>
            <text:list-item>
              <text:p text:style-name="P14"><text:span text:style-name="Strong_20_Emphasis">Dağıtık İşlem Yönetimi</text:span>: İşlemler, birden fazla düğümde gerçekleşebilir ve tutarlılığı sağlanır.</text:p>
            </text:list-item>
            <text:list-item>
              <text:p text:style-name="P15"><text:span text:style-name="Strong_20_Emphasis">Güvenlik</text:span>: Veri şifreleme, erişim kontrolü gibi mekanizmalar bulunur.</text:p>
            </text:list-item>
          </text:list>
          <text:p text:style-name="P16"><text:span text:style-name="Strong_20_Emphasis">DDBMS'de veri ve işleme dağıtımı seviyeleri nelerdir?</text:span></text:p>
          <text:list text:continue-numbering="true">
            <text:list-item>
              <text:p text:style-name="P14"><text:span text:style-name="Strong_20_Emphasis">Tek Merkez İşleme – Tek Merkez Veri</text:span> (SPSD): Geleneksel merkezi VTYS modeli.</text:p>
            </text:list-item>
            <text:list-item>
              <text:p text:style-name="P14"><text:span text:style-name="Strong_20_Emphasis">Çoklu Merkez İşleme – Tek Merkez Veri</text:span> (MPSD): İşlem dağıtılmış, ancak veri merkezi bir yerde.</text:p>
            </text:list-item>
            <text:list-item>
              <text:p text:style-name="P14"><text:span text:style-name="Strong_20_Emphasis">Çoklu Merkez İşleme – Çoklu Merkez Veri</text:span> (MPMD): Hem işlem hem de veri dağıtılmış.</text:p>
            </text:list-item>
          </text:list>
          <text:p text:style-name="P17"><text:soft-page-break/><text:span text:style-name="Strong_20_Emphasis">Dağıtık sistemlerde veri tutarlılığı nasıl sağlanır?</text:span></text:p>
          <text:list text:continue-numbering="true">
            <text:list-item>
              <text:p text:style-name="P14"><text:span text:style-name="Strong_20_Emphasis">İki Aşamalı Onaylama (Two-Phase Commit - 2PC)</text:span>: Bir işlemin tamamlanmadan önce tüm düğümler tarafından kabul edilmesini sağlar.</text:p>
            </text:list-item>
            <text:list-item>
              <text:p text:style-name="P14"><text:span text:style-name="Strong_20_Emphasis">Çoğaltma Protokolleri</text:span>: Verilerin her düğümde güncellenmesini garanti eder.</text:p>
            </text:list-item>
            <text:list-item>
              <text:p text:style-name="P14"><text:span text:style-name="Strong_20_Emphasis">Eşzamanlılık Kontrolleri</text:span>: Çakışan işlemleri önler.</text:p>
            </text:list-item>
          </text:list>
          <text:p text:style-name="P17"><text:span text:style-name="Strong_20_Emphasis">Dağıtık veritabanı tasarımında göz önünde bulundurulması gereken faktörler nelerdir?</text:span></text:p>
          <text:list text:continue-numbering="true">
            <text:list-item>
              <text:p text:style-name="P14"><text:span text:style-name="Strong_20_Emphasis">Veri Dağıtım Stratejisi</text:span>: Hangi verinin hangi düğümde saklanacağı belirlenir.</text:p>
            </text:list-item>
            <text:list-item>
              <text:p text:style-name="P14"><text:span text:style-name="Strong_20_Emphasis">İletişim Maliyeti</text:span>: Uzak düğümler arası veri transferi minimize edilmelidir.</text:p>
            </text:list-item>
            <text:list-item>
              <text:p text:style-name="P14"><text:span text:style-name="Strong_20_Emphasis">Güvenlik</text:span>: Yetkisiz erişimlere karşı önlemler alınmalıdır.</text:p>
            </text:list-item>
          </text:list>
          <text:p text:style-name="P17"><text:span text:style-name="Strong_20_Emphasis">Dağıtım şeffaflığı türleri nelerdir?</text:span></text:p>
        </text:list-item>
      </text:list>
      <text:list text:style-name="L11">
        <text:list-header>
          <text:p text:style-name="P18"><text:span text:style-name="Strong_20_Emphasis"><text:s text:c="7"/>Parçalanma Şeffaflığı</text:span>: Kullanıcı, verinin nasıl bölündüğünü bilmez.</text:p>
          <text:p text:style-name="P18"><text:span text:style-name="Strong_20_Emphasis"><text:s text:c="7"/>Konum Şeffaflığı</text:span>: Kullanıcı, verinin hangi düğümde olduğunu bilmeden erişebilir. <text:s text:c="2"/></text:p>
          <text:p text:style-name="P18"><text:span text:style-name="Strong_20_Emphasis"><text:s text:c="7"/>Arıza Şeffaflığı</text:span>: Düğüm çökse bile sistem çalışmaya devam eder.</text:p>
          <text:p text:style-name="P19"><text:span text:style-name="Strong_20_Emphasis"><text:s text:c="6"/>İşlem Şeffaflığı</text:span>: İşlemler, birden fazla düğümde güvenli şekilde yürütülür.</text:p>
          <text:p text:style-name="P19"><text:span text:style-name="Strong_20_Emphasis">Dağıtık işleme ve dağıtık veritabanları arasındaki temel farklar nelerdir?</text:span></text:p>
        </text:list-header>
      </text:list>
      <text:list text:style-name="L12">
        <text:list-header>
          <text:p text:style-name="P20"><text:span text:style-name="Strong_20_Emphasis"><text:s text:c="6"/>Dağıtık İşleme</text:span>: İşlemler birden fazla düğümde yürütülür.</text:p>
          <text:p text:style-name="P21"><text:span text:style-name="Strong_20_Emphasis"><text:s text:c="6"/>Dağıtık Veritabanı</text:span>: Veriler fiziksel olarak farklı düğümlere bölünmüştür.</text:p>
          <text:p text:style-name="P21"><text:span text:style-name="Strong_20_Emphasis"><text:s text:c="6"/>Dağıtık VTYS, dağıtık işlemeyi içerir, ancak dağıtık işleme her zaman dağıtık veritabanı gerektirmez.</text:span></text:p>
        </text:list-header>
      </text:list>
      <text:list text:style-name="L13">
        <text:list-header>
          <text:p text:style-name="P22"><text:span text:style-name="Strong_20_Emphasis"/></text:p>
          <text:p text:style-name="P22"><text:span text:style-name="Strong_20_Emphasis">Bir DDBMS’nin hata toleransı nasıl sağlanır?</text:span></text:p>
        </text:list-header>
      </text:list>
      <text:list text:style-name="L14">
        <text:list-header>
          <text:p text:style-name="P23"><text:span text:style-name="Strong_20_Emphasis"><text:s text:c="6"/>Yedekleme ve Kurtarma</text:span>: Veriler düzenli olarak yedeklenir.</text:p>
          <text:p text:style-name="P23"><text:span text:style-name="Strong_20_Emphasis"><text:s text:c="6"/>Dağıtılmış Günlükleme (Distributed Logging)</text:span>: İşlem kayıtları saklanarak hata <text:s text:c="21"/>durumunda geri döndürülebilir.</text:p>
          <text:p text:style-name="P24"><text:span text:style-name="Strong_20_Emphasis"><text:s text:c="6"/>Çoğaltma (Replication)</text:span>: Veriler birden fazla düğümde saklanarak erişilebilirlik artırılır.</text:p>
        </text:list-header>
      </text:list>
      <text:list text:style-name="L15">
        <text:list-header>
          <text:p text:style-name="P25"><text:span text:style-name="Strong_20_Emphasis">Dağıtık veritabanlarında çoğaltma (replication) nedir ve nasıl çalışır?</text:span></text:p>
        </text:list-header>
      </text:list>
      <text:list text:style-name="L16">
        <text:list-item>
          <text:p text:style-name="P26">Çoğaltma, aynı verinin birden fazla düğümde saklanmasını sağlar.</text:p>
        </text:list-item>
        <text:list-item>
          <text:p text:style-name="P26"><text:span text:style-name="Strong_20_Emphasis">Tam Çoğaltma</text:span>: Tüm veri tüm düğümlerde bulunur, ancak güncelleme maliyeti yüksektir.</text:p>
        </text:list-item>
        <text:list-item>
          <text:p text:style-name="P26"><text:span text:style-name="Strong_20_Emphasis">Kısmi Çoğaltma</text:span>: Sadece sık erişilen veriler çoğaltılır, denge sağlanır.</text:p>
        </text:list-item>
        <text:list-item>
          <text:p text:style-name="P27"><text:span text:style-name="Strong_20_Emphasis">Aktif-Pasif Çoğaltma</text:span>: Bir düğüm ana, diğerleri yedek olarak çalışır.</text:p>
        </text:list-item>
      </text:list>
      <text:list text:style-name="L17">
        <text:list-header>
          <text:p text:style-name="P28"><text:span text:style-name="Strong_20_Emphasis">DDBMS'de veri parçalanması (fragmentation) nedir ve türleri nelerdir?</text:span></text:p>
        </text:list-header>
      </text:list>
      <text:list text:style-name="L18">
        <text:list-item>
          <text:p text:style-name="P29"><text:span text:style-name="Strong_20_Emphasis">Yatay Parçalanma</text:span>: Tablo satırlara bölünerek farklı düğümlere dağıtılır.</text:p>
        </text:list-item>
        <text:list-item>
          <text:p text:style-name="P29"><text:span text:style-name="Strong_20_Emphasis">Dikey Parçalanma</text:span>: Tablo sütunlara bölünerek saklanır.</text:p>
        </text:list-item>
        <text:list-item>
          <text:p text:style-name="P30"><text:span text:style-name="Strong_20_Emphasis">Hibrit Parçalanma</text:span>: Hem yatay hem dikey parçalanma uygulanır.</text:p>
        </text:list-item>
      </text:list>
      <text:list text:style-name="L19">
        <text:list-header>
          <text:p text:style-name="P31"><text:span text:style-name="Strong_20_Emphasis">İki Aşamalı Onaylama (2PC) protokolü nasıl çalışır?</text:span></text:p>
        </text:list-header>
      </text:list>
      <text:list text:style-name="L20">
        <text:list-item>
          <text:p text:style-name="P32"><text:span text:style-name="Strong_20_Emphasis">Hazırlık Aşaması</text:span>: Koordinatör, tüm düğümlere işlem yapmak isteyip istemediklerini sorar.</text:p>
        </text:list-item>
        <text:list-item>
          <text:p text:style-name="P33"><text:span text:style-name="Strong_20_Emphasis">Karar Aşaması</text:span>: Eğer tüm düğümler "evet" derse işlem tamamlanır, aksi takdirde geri alınır.</text:p>
        </text:list-item>
      </text:list>
      <text:list text:style-name="L21">
        <text:list-header>
          <text:p text:style-name="P34"><text:span text:style-name="Strong_20_Emphasis"/></text:p>
          <text:p text:style-name="P34"><text:soft-page-break/><text:span text:style-name="Strong_20_Emphasis">Dağıtık bir veritabanında ölçeklenebilirlik nasıl sağlanır?</text:span></text:p>
        </text:list-header>
      </text:list>
      <text:list text:style-name="L22">
        <text:list-item>
          <text:p text:style-name="P35"><text:span text:style-name="Strong_20_Emphasis">Yatay Ölçeklenebilirlik</text:span>: Yeni düğümler eklenerek sistem büyütülür.</text:p>
        </text:list-item>
        <text:list-item>
          <text:p text:style-name="P35"><text:span text:style-name="Strong_20_Emphasis">Dikey Ölçeklenebilirlik</text:span>: Daha güçlü donanım kullanılarak kapasite artırılır.</text:p>
        </text:list-item>
        <text:list-item>
          <text:p text:style-name="P36"><text:span text:style-name="Strong_20_Emphasis">Önbellekleme (Caching)</text:span>: Sık kullanılan veriler yerel düğümlerde saklanır.</text:p>
        </text:list-item>
      </text:list>
      <text:list text:style-name="L23">
        <text:list-header>
          <text:p text:style-name="P37"><text:span text:style-name="Strong_20_Emphasis">Dağıtık veritabanlarında meydana gelen tutarsızlıklar nelerdir ve nasıl önlenir?</text:span></text:p>
        </text:list-header>
      </text:list>
      <text:list text:style-name="L24">
        <text:list-item>
          <text:p text:style-name="P38"><text:span text:style-name="Strong_20_Emphasis">Gecikmeli Güncellenme</text:span>: Çoğaltılmış veriler anlık güncellenmezse farklı olabilir.</text:p>
        </text:list-item>
        <text:list-item>
          <text:p text:style-name="P38"><text:span text:style-name="Strong_20_Emphasis">Çakışan İşlemler</text:span>: Aynı anda yapılan güncellemeler veri tutarsızlığına neden olabilir.</text:p>
        </text:list-item>
        <text:list-item>
          <text:p text:style-name="P38"><text:span text:style-name="Strong_20_Emphasis">Çözümler</text:span>:</text:p>
          <text:list>
            <text:list-item>
              <text:p text:style-name="P38"><text:span text:style-name="Strong_20_Emphasis">Sık Senkronizasyon</text:span>: Veriler belirli aralıklarla güncellenir.</text:p>
            </text:list-item>
            <text:list-item>
              <text:p text:style-name="P39"><text:span text:style-name="Strong_20_Emphasis">İşlem Kilitleme (Locking)</text:span>: Aynı veriye aynı anda erişimi kısıtlar.</text:p>
            </text:list-item>
          </text:list>
        </text:list-item>
      </text:list>
      <text:list text:style-name="L25">
        <text:list-header>
          <text:p text:style-name="P40"><text:span text:style-name="Strong_20_Emphasis">Dağıtık veritabanlarında güvenlik nasıl sağlanır?</text:span></text:p>
        </text:list-header>
      </text:list>
      <text:list text:style-name="L26">
        <text:list-item>
          <text:p text:style-name="P41"><text:span text:style-name="Strong_20_Emphasis">Erişim Kontrolü</text:span>: Yetkilendirme ve kimlik doğrulama ile sadece izinli kullanıcılar erişebilir.</text:p>
        </text:list-item>
        <text:list-item>
          <text:p text:style-name="P41"><text:span text:style-name="Strong_20_Emphasis">Veri Şifreleme</text:span>: Veriler transfer edilirken ve saklanırken şifrelenir.</text:p>
        </text:list-item>
        <text:list-item>
          <text:p text:style-name="P42"><text:span text:style-name="Strong_20_Emphasis">Denetim Kayıtları</text:span>: Hangi kullanıcının hangi verilere eriştiği izlenir.</text:p>
        </text:list-item>
      </text:list>
      <text:list text:style-name="L27">
        <text:list-header>
          <text:p text:style-name="P43"><text:span text:style-name="Strong_20_Emphasis">DDBMS ve bulut veritabanları arasındaki farklar nelerdir?</text:span></text:p>
        </text:list-header>
      </text:list>
      <text:list text:style-name="L28">
        <text:list-item>
          <text:p text:style-name="P44"><text:span text:style-name="Strong_20_Emphasis">DDBMS</text:span>: Fiziksel olarak dağıtılmış bir sistemdir, özel ağlarda çalışabilir.</text:p>
        </text:list-item>
        <text:list-item>
          <text:p text:style-name="P45"><text:span text:style-name="Strong_20_Emphasis">Bulut Veritabanı</text:span>: Genellikle merkezi bir sağlayıcı tarafından yönetilir ve ölçeklenebilir.</text:p>
        </text:list-item>
      </text:list>
      <text:list text:style-name="L29">
        <text:list-header>
          <text:p text:style-name="P46"><text:span text:style-name="Strong_20_Emphasis">Dağıtık veritabanlarının modern uygulamalardaki kullanımı nedir?</text:span></text:p>
        </text:list-header>
      </text:list>
      <text:list text:style-name="L30">
        <text:list-item>
          <text:p text:style-name="P47"><text:span text:style-name="Strong_20_Emphasis">E-Ticaret Sistemleri</text:span>: Amazon, eBay gibi platformlar büyük ölçekli dağıtık veritabanları kullanır.</text:p>
        </text:list-item>
        <text:list-item>
          <text:p text:style-name="P47"><text:span text:style-name="Strong_20_Emphasis">Finansal Sistemler</text:span>: Bankalar, işlem yükünü dağıtmak için DDBMS kullanır.</text:p>
        </text:list-item>
        <text:list-item>
          <text:p text:style-name="P48"><text:span text:style-name="Strong_20_Emphasis">Sağlık Sistemleri</text:span>: Hastane veritabanları farklı şehirlerdeki hastaneleri senkronize etmek için kullanılır.</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8T19:58:26.632000000</meta:creation-date>
    <dc:date>2025-02-28T20:03:24.240000000</dc:date>
    <meta:editing-duration>PT4M58S</meta:editing-duration>
    <meta:editing-cycles>1</meta:editing-cycles>
    <meta:document-statistic meta:table-count="0" meta:image-count="0" meta:object-count="0" meta:page-count="3" meta:paragraph-count="81" meta:word-count="807" meta:character-count="6403" meta:non-whitespace-character-count="5643"/>
    <meta:generator>LibreOffice/24.8.5.2$Windows_X86_64 LibreOffice_project/fddf2685c70b461e7832239a0162a77216259f22</meta:generator>
  </office:meta>
</office:document-meta>
</file>